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00c" officeooo:paragraph-rsid="0008300c"/>
    </style:style>
    <style:style style:name="T1" style:family="text">
      <style:text-properties officeooo:rsid="000a057e"/>
    </style:style>
    <style:style style:name="T2" style:family="text">
      <style:text-properties officeooo:rsid="000b6c61"/>
    </style:style>
    <style:style style:name="T3" style:family="text">
      <style:text-properties officeooo:rsid="000d5dc6"/>
    </style:style>
    <style:style style:name="T4" style:family="text">
      <style:text-properties officeooo:rsid="000ef3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4">3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14:26:35.993000000</meta:creation-date>
    <dc:date>2023-09-10T10:59:19.763000000</dc:date>
    <meta:editing-duration>PT5H10M51S</meta:editing-duration>
    <meta:editing-cycles>11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